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509cm" draw:marker-end-width="0.509cm" draw:fill-color="#ccffff" draw:textarea-horizontal-align="justify" draw:textarea-vertical-align="middle" draw:auto-grow-height="false" fo:min-height="0.776cm" fo:min-width="2.482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004586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5cm" fo:min-width="1.4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7cm" fo:min-width="2.07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solid" draw:fill-color="#000000" draw:textarea-horizontal-align="justify" draw:textarea-vertical-align="middle" draw:auto-grow-height="false" fo:min-height="0.612cm" fo:min-width="2.814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509cm" draw:marker-end-width="0.509cm" draw:fill-color="#000000" draw:textarea-horizontal-align="justify" draw:textarea-vertical-align="middle" draw:auto-grow-height="false" fo:min-height="1.172cm" fo:min-width="2.99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draw:marker-start-width="0.509cm" draw:marker-end-width="0.509cm" draw:fill-color="#ccffff" draw:textarea-horizontal-align="justify" draw:textarea-vertical-align="middle" draw:auto-grow-height="false" fo:min-height="0.672cm" fo:min-width="2.814cm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solid" draw:fill-color="#cccccc" draw:auto-grow-height="true" draw:auto-grow-width="false" fo:max-height="0cm" fo:min-height="0.475cm" draw:shadow-offset-x="0.203cm" draw:shadow-offset-y="0.203cm"/>
    </style:style>
    <style:style style:name="gr9" style:family="graphic" style:parent-style-name="standard">
      <style:graphic-properties svg:stroke-width="0.051cm" svg:stroke-color="#4c4c4c" draw:marker-start-width="0.356cm" draw:marker-end-width="0.356cm" draw:fill="none" draw:fill-color="#ffffff" draw:textarea-horizontal-align="justify" draw:textarea-vertical-align="middle" draw:auto-grow-height="false" fo:min-height="2.1cm" fo:min-width="7.095cm" fo:padding-top="0.151cm" fo:padding-bottom="0.151cm" fo:padding-left="0.276cm" fo:padding-right="0.276cm"/>
    </style:style>
    <style:style style:name="gr10" style:family="graphic" style:parent-style-name="standard">
      <style:graphic-properties svg:stroke-width="0.051cm" draw:marker-start-width="0.356cm" draw:marker-end-width="0.356cm" draw:fill-color="#ccffff" draw:textarea-horizontal-align="justify" draw:textarea-vertical-align="middle" draw:auto-grow-height="false" fo:min-height="0.281cm" fo:min-width="0.341cm" fo:padding-top="0.151cm" fo:padding-bottom="0.151cm" fo:padding-left="0.276cm" fo:padding-right="0.276cm"/>
    </style:style>
    <style:style style:name="gr11" style:family="graphic" style:parent-style-name="standard">
      <style:graphic-properties svg:stroke-width="0.051cm" draw:marker-start-width="0.356cm" draw:marker-end-width="0.356cm" draw:fill-color="#ccffff" draw:textarea-horizontal-align="justify" draw:textarea-vertical-align="middle" draw:auto-grow-height="false" fo:min-height="0.281cm" fo:min-width="0.34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102cm" svg:stroke-color="#000000" draw:marker-start-width="0.509cm" draw:marker-end-width="0.509cm" draw:fill-color="#000000" draw:textarea-horizontal-align="justify" draw:textarea-vertical-align="middle" draw:auto-grow-height="false" fo:min-height="0.164cm" fo:min-width="0.36cm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02cm" fo:min-width="2.0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07cm"/>
    </style:style>
    <style:style style:name="gr16" style:family="graphic" style:parent-style-name="standard">
      <style:graphic-properties svg:stroke-width="0.102cm" svg:stroke-color="#000000" draw:marker-start-width="0.509cm" draw:marker-end-width="0.509cm" draw:fill="solid" draw:fill-color="#000000" draw:textarea-horizontal-align="justify" draw:textarea-vertical-align="middle" draw:auto-grow-height="false" fo:min-height="0.664cm" fo:min-width="2.478cm" fo:padding-top="0.176cm" fo:padding-bottom="0.176cm" fo:padding-left="0.301cm" fo:padding-right="0.301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4586" fo:font-weight="bold" style:font-weight-asian="bold" style:font-weight-complex="bold"/>
    </style:style>
    <style:style style:name="P3" style:family="paragraph">
      <style:paragraph-properties fo:text-align="center"/>
      <style:text-properties fo:color="#004586"/>
    </style:style>
    <style:style style:name="P4" style:family="paragraph">
      <style:paragraph-properties fo:text-align="start"/>
      <style:text-properties fo:color="#004586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end"/>
      <style:text-properties fo:color="#004586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color="#ffffff" fo:font-size="15pt" style:font-size-asian="15pt" style:font-size-complex="15pt"/>
    </style:style>
    <style:style style:name="P7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paragraph-properties fo:text-align="center"/>
      <style:text-properties fo:color="#004586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/>
      <style:text-properties fo:color="#4c4c4c"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size="6pt" style:font-size-asian="6pt" style:font-size-complex="6pt"/>
    </style:style>
    <style:style style:name="P12" style:family="paragraph">
      <style:paragraph-properties fo:text-align="center"/>
      <style:text-properties fo:color="#004586" fo:font-size="6pt" fo:font-weight="bold" style:font-size-asian="6pt" style:font-weight-asian="bold" style:font-size-complex="6pt" style:font-weight-complex="bold"/>
    </style:style>
    <style:style style:name="P13" style:family="paragraph">
      <style:text-properties fo:color="#4c4c4c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color="#ffffff" fo:font-size="7pt" style:font-size-asian="7pt" style:font-size-complex="7pt"/>
    </style:style>
    <style:style style:name="P15" style:family="paragraph">
      <style:paragraph-properties fo:text-align="center"/>
      <style:text-properties fo:color="#ffffff" fo:font-size="7pt" fo:font-weight="bold" style:font-size-asian="7pt" style:font-weight-asian="bold" style:font-size-complex="7pt" style:font-weight-complex="bold"/>
    </style:style>
    <style:style style:name="P16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color="#004586" fo:font-weight="bold" style:font-weight-asian="bold" style:font-weight-complex="bold"/>
    </style:style>
    <style:style style:name="T2" style:family="text">
      <style:text-properties fo:color="#004586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4586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4c4c4c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4586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3.084cm" svg:height="1.128cm" svg:x="8.038cm" svg:y="5.007cm">
            <text:p text:style-name="P1"><text:span text:style-name="T1">.test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3.084cm" svg:height="1.128cm" svg:x="8.224cm" svg:y="5.218cm">
            <text:p text:style-name="P1"><text:span text:style-name="T1">.test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3.084cm" svg:height="1.128cm" svg:x="8.462cm" svg:y="5.457cm">
            <text:p text:style-name="P1"><text:span text:style-name="T1">.tes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3.084cm" svg:height="1.128cm" svg:x="11.637cm" svg:y="8.628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11.823cm" svg:y="8.839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12.061cm" svg:y="9.078cm">
            <text:p text:style-name="P1"><text:span text:style-name="T1">.or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084cm" svg:height="1.128cm" svg:x="3.01cm" svg:y="14.075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3.196cm" svg:y="14.286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3.434cm" svg:y="14.525cm">
            <text:p text:style-name="P1"><text:span text:style-name="T1">.first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084cm" svg:height="1.128cm" svg:x="7.72cm" svg:y="14.075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7.906cm" svg:y="14.286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8.144cm" svg:y="14.525cm">
            <text:p text:style-name="P1"><text:span text:style-name="T1">.on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084cm" svg:height="1.128cm" svg:x="12.446cm" svg:y="14.075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12.632cm" svg:y="14.286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12.87cm" svg:y="14.525cm">
            <text:p text:style-name="P1"><text:span text:style-name="T1">.after()</text:span></text:p>
            <draw:enhanced-geometry svg:viewBox="0 0 21600 21600" draw:type="rectangle" draw:enhanced-path="M 0 0 L 21600 0 21600 21600 0 21600 0 0 Z N"/>
          </draw:custom-shape>
        </draw:g>
        <draw:line draw:style-name="gr2" draw:text-style-name="P3" draw:layer="layout" svg:x1="10.922cm" svg:y1="6.585cm" svg:x2="12.446cm" svg:y2="8.628cm">
          <text:p/>
        </draw:line>
        <draw:line draw:style-name="gr2" draw:text-style-name="P3" draw:layer="layout" svg:x1="6.518cm" svg:y1="14.878cm" svg:x2="7.72cm" svg:y2="14.878cm">
          <text:p/>
        </draw:line>
        <draw:frame draw:style-name="gr3" draw:text-style-name="P4" draw:layer="layout" svg:width="2.657cm" svg:height="1.361cm" svg:x="12.075cm" svg:y="6.683cm">
          <draw:text-box>
            <text:p text:style-name="P4"><text:span text:style-name="T2">If at least</text:span></text:p>
            <text:p text:style-name="P4"><text:span text:style-name="T2">one fails</text:span></text:p>
          </draw:text-box>
        </draw:frame>
        <draw:line draw:style-name="gr2" draw:text-style-name="P3" draw:layer="layout" svg:x1="8.752cm" svg:y1="6.604cm" svg:x2="7.366cm" svg:y2="8.636cm">
          <text:p/>
        </draw:line>
        <draw:frame draw:style-name="gr4" draw:text-style-name="P5" draw:layer="layout" svg:width="3.427cm" svg:height="1.437cm" svg:x="5.463cm" svg:y="6.691cm">
          <draw:text-box>
            <text:p text:style-name="P5"><text:span text:style-name="T2">If all</text:span></text:p>
            <text:p text:style-name="P5"><text:span text:style-name="T2">succeed</text:span></text:p>
          </draw:text-box>
        </draw:frame>
        <draw:g>
          <draw:custom-shape draw:style-name="gr5" draw:text-style-name="P7" draw:layer="layout" svg:width="3.416cm" svg:height="0.964cm" svg:x="2.974cm" svg:y="11.736cm">
            <text:p text:style-name="P6"><text:span text:style-name="T3">Key is Set</text:span></text:p>
            <draw:enhanced-geometry svg:viewBox="0 0 21600 21600" draw:type="rectangle" draw:enhanced-path="M 0 0 L 21600 0 21600 21600 0 21600 0 0 Z N"/>
          </draw:custom-shape>
        </draw:g>
        <draw:line draw:style-name="gr2" draw:text-style-name="P3" draw:layer="layout" svg:x1="4.572cm" svg:y1="12.7cm" svg:x2="4.572cm" svg:y2="14.075cm">
          <text:p/>
        </draw:line>
        <draw:line draw:style-name="gr2" draw:text-style-name="P3" draw:layer="layout" svg:x1="14.226cm" svg:y1="15.691cm" svg:x2="14.224cm" svg:y2="17.464cm">
          <text:p/>
        </draw:line>
        <draw:g>
          <draw:custom-shape draw:style-name="gr6" draw:text-style-name="P7" draw:layer="layout" svg:width="3.592cm" svg:height="1.524cm" svg:x="12.446cm" svg:y="17.464cm">
            <text:p text:style-name="P6"><text:span text:style-name="T3">Bubble </text:span></text:p>
            <text:p text:style-name="P6"><text:span text:style-name="T3">Propaga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9" draw:layer="layout" svg:width="3.416cm" svg:height="1.024cm" svg:x="5.474cm" svg:y="8.628cm">
            <text:p text:style-name="P8"><text:span text:style-name="T4">Coroutine()</text:span></text:p>
            <draw:enhanced-geometry svg:viewBox="0 0 21600 21600" draw:type="rectangle" draw:enhanced-path="M 0 0 L 21600 0 21600 21600 0 21600 0 0 Z N"/>
          </draw:custom-shape>
        </draw:g>
        <draw:frame draw:style-name="gr8" draw:text-style-name="P10" draw:layer="layout" svg:width="7.647cm" svg:height="0.725cm" svg:x="3.021cm" svg:y="17.518cm">
          <draw:text-box>
            <text:p text:style-name="P10"><text:span text:style-name="T5">Legend</text:span></text:p>
          </draw:text-box>
        </draw:frame>
        <draw:custom-shape draw:style-name="gr9" draw:text-style-name="P1" draw:layer="layout" svg:width="7.647cm" svg:height="2.402cm" svg:x="3.021cm" svg:y="17.518cm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2" draw:layer="layout" svg:width="0.893cm" svg:height="0.583cm" svg:x="3.375cm" svg:y="18.634cm"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0.892cm" svg:height="0.583cm" svg:x="3.43cm" svg:y="18.743cm"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0.893cm" svg:height="0.583cm" svg:x="3.498cm" svg:y="18.867cm">
            <text:p text:style-name="P11"><text:span text:style-name="T6">ipsum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2" draw:text-style-name="P13" draw:layer="layout" svg:width="2.314cm" svg:height="1.199cm" svg:x="4.445cm" svg:y="18.439cm">
          <draw:text-box>
            <text:p text:style-name="P13"><text:span text:style-name="T5">Optional</text:span></text:p>
            <text:p text:style-name="P13"><text:span text:style-name="T5">Routines</text:span></text:p>
          </draw:text-box>
        </draw:frame>
        <draw:g>
          <draw:custom-shape draw:style-name="gr13" draw:text-style-name="P15" draw:layer="layout" svg:width="0.962cm" svg:height="0.516cm" svg:x="7.43cm" svg:y="18.771cm">
            <text:p text:style-name="P14"><text:span text:style-name="T7">lorem</text:span></text:p>
            <draw:enhanced-geometry svg:viewBox="0 0 21600 21600" draw:type="rectangle" draw:enhanced-path="M 0 0 L 21600 0 21600 21600 0 21600 0 0 Z N"/>
          </draw:custom-shape>
        </draw:g>
        <draw:frame draw:style-name="gr12" draw:text-style-name="P13" draw:layer="layout" svg:width="1.967cm" svg:height="1.199cm" svg:x="8.447cm" svg:y="18.421cm">
          <draw:text-box>
            <text:p text:style-name="P13"><text:span text:style-name="T5">Always</text:span></text:p>
            <text:p text:style-name="P13"><text:span text:style-name="T5">Done</text:span></text:p>
          </draw:text-box>
        </draw:frame>
        <draw:line draw:style-name="gr2" draw:text-style-name="P3" draw:layer="layout" svg:x1="6.396cm" svg:y1="9.652cm" svg:x2="4.572cm" svg:y2="11.684cm">
          <text:p/>
        </draw:line>
        <draw:frame draw:style-name="gr12" draw:text-style-name="P16" draw:layer="layout" svg:width="5.053cm" svg:height="1.356cm" svg:x="2.821cm" svg:y="16.118cm">
          <draw:text-box>
            <text:p text:style-name="P16"><text:span text:style-name="T8">Normal Flow</text:span></text:p>
            <text:p text:style-name="P16"><text:span text:style-name="T9">Last Revision: April 8, 2016</text:span></text:p>
          </draw:text-box>
        </draw:frame>
        <draw:frame draw:style-name="gr14" draw:text-style-name="P5" draw:layer="layout" svg:width="1.778cm" svg:height="0.806cm" svg:x="4.118cm" svg:y="9.952cm">
          <draw:text-box>
            <text:p text:style-name="P5"><text:span text:style-name="T2">True </text:span></text:p>
          </draw:text-box>
        </draw:frame>
        <draw:line draw:style-name="gr2" draw:text-style-name="P3" draw:layer="layout" svg:x1="7.366cm" svg:y1="9.652cm" svg:x2="8.636cm" svg:y2="11.684cm">
          <text:p/>
        </draw:line>
        <draw:frame draw:style-name="gr15" draw:text-style-name="P4" draw:layer="layout" svg:width="1.778cm" svg:height="1.361cm" svg:x="8.228cm" svg:y="9.815cm">
          <draw:text-box>
            <text:p text:style-name="P4"><text:span text:style-name="T2">Not True</text:span></text:p>
          </draw:text-box>
        </draw:frame>
        <draw:g>
          <draw:custom-shape draw:style-name="gr16" draw:text-style-name="P7" draw:layer="layout" svg:width="3.08cm" svg:height="1.016cm" svg:x="8.066cm" svg:y="11.684cm">
            <text:p text:style-name="P6"><text:span text:style-name="T3">Exits Flow</text:span></text:p>
            <draw:enhanced-geometry svg:viewBox="0 0 21600 21600" draw:type="rectangle" draw:enhanced-path="M 0 0 L 21600 0 21600 21600 0 21600 0 0 Z N"/>
          </draw:custom-shape>
        </draw:g>
        <draw:line draw:style-name="gr2" draw:text-style-name="P3" draw:layer="layout" svg:x1="11.176cm" svg:y1="14.978cm" svg:x2="12.474cm" svg:y2="14.978cm">
          <text:p/>
        </draw:line>
        <draw:line draw:style-name="gr2" draw:text-style-name="P3" draw:layer="layout" svg:x1="12.061cm" svg:y1="9.967cm" svg:x2="10.414cm" svg:y2="11.684cm">
          <text:p/>
        </draw:line>
        <draw:g>
          <draw:custom-shape draw:style-name="gr5" draw:text-style-name="P7" draw:layer="layout" svg:width="3.416cm" svg:height="0.964cm" svg:x="8.014cm" svg:y="2.438cm">
            <text:p text:style-name="P6"><text:span text:style-name="T3">Set is called</text:span></text:p>
            <draw:enhanced-geometry svg:viewBox="0 0 21600 21600" draw:type="rectangle" draw:enhanced-path="M 0 0 L 21600 0 21600 21600 0 21600 0 0 Z N"/>
          </draw:custom-shape>
        </draw:g>
        <draw:line draw:style-name="gr2" draw:text-style-name="P3" draw:layer="layout" svg:x1="9.652cm" svg:y1="3.402cm" svg:x2="9.652cm" svg:y2="4.926cm">
          <text:p/>
        </draw:lin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2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5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15:01:56.356285729</meta:creation-date>
    <dc:date>2016-04-08T16:04:36.512040947</dc:date>
    <meta:editing-duration>PT44M45S</meta:editing-duration>
    <meta:editing-cycles>15</meta:editing-cycles>
    <meta:generator>LibreOffice/4.3.3.2$Linux_X86_64 LibreOffice_project/430m0$Build-2</meta:generator>
    <meta:document-statistic meta:object-count="78"/>
  </office:meta>
</office:document-meta>
</file>